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9">Chapter Six</text:p>
      <text:p text:style-name="P29"/>
      <text:p text:style-name="P29"><text:s text:c="5"/><text:span text:style-name="T52">Walking back into the bar, Eugene and Calypso approached the bartender.</text:span></text:p>
      <text:p text:style-name="P29"><text:s text:c="5"/><text:span text:style-name="T52">Upon seeing the duo, the bartender cursed under his breath. He didn’t need to be seeing them again, not this soon.</text:span></text:p>
      <text:p text:style-name="P29"><text:s text:c="5"/>“<text:span text:style-name="T52">We don’t serve your kind here.” The bartender said.</text:span></text:p>
      <text:p text:style-name="P29"><text:soft-page-break/><text:s text:c="5"/><text:span text:style-name="T52">Calypso pulled out her purse and laid some money down on the table. “We just came for a few more answers.” She said. “You can keep the money as a gesture of good faith.”</text:span></text:p>
      <text:p text:style-name="P29"><text:s text:c="5"/><text:span text:style-name="T52">The bartender counted the money and smiled. Ringing a bell he yelled out. “Free drinks on the house!”</text:span></text:p>
      <text:p text:style-name="P29"><text:s text:c="5"/><text:span text:style-name="T52">Everyone in the bar cheered at the news.</text:span></text:p>
      <text:p text:style-name="P29"><text:s text:c="5"/>“<text:span text:style-name="T53">That’s very kind of you.” Calypso said. “Not many bartenders would do that for their customers.”</text:span></text:p>
      <text:p text:style-name="P29"><text:s text:c="5"/><text:span text:style-name="T53">The bartender winked. “It’s been a hard day for most of them. Might as well keep them happy. I’ll charge them double for the next round, it will get me by.”</text:span></text:p>
      <text:p text:style-name="P29"><text:s text:c="5"/><text:span text:style-name="T53">The bartender looked around the establishment and frowned. His favorite customer wasn’t to be seen. He would have thought she would have walked in by now, but that wasn’t the case.</text:span></text:p>
      <text:p text:style-name="P29"><text:s text:c="5"/><text:span text:style-name="T53">Picking up on subtle clues, Calypso spoke. “Who is she?” She asked.</text:span></text:p>
      <text:p text:style-name="P29"><text:s text:c="5"/><text:span text:style-name="T53">The bartender shook his head. “What? Who’s who?” He asked trying to hide his thoughts.</text:span></text:p>
      <text:p text:style-name="P29"><text:s text:c="5"/>“<text:span text:style-name="T53">The woman you’re after.” Calypso placed her hands on the bar. “I pick up tells, and you’re telling a lot right now.” She said.</text:span></text:p>
      <text:p text:style-name="P29"><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9"><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9"><text:s text:c="5"/>“<text:span text:style-name="T54">If there were someone of interest here,” The bartender said. “I would let you know in an instant.” He lied.</text:span></text:p>
      <text:p text:style-name="P29"><text:s text:c="5"/>“<text:span text:style-name="T54">Is that so.” Calypso said. “I find that difficult to believe.” She smiled.</text:span></text:p>
      <text:p text:style-name="P29"><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9"><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9"><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9"><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9"><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9"><text:s text:c="5"/>“<text:span text:style-name="T56">Barkeep.” Calypso said. “I’ll have a glass of Hypnotic.”</text:span></text:p>
      <text:p text:style-name="P29"><text:s text:c="5"/><text:span text:style-name="T56">The bartender retrieved the bottle from the top shelf and poured her a glass. “You sure you want this?” He asked. “It’s been sitting up there for a few years, no one ever wants to drink it.”</text:span></text:p>
      <text:p text:style-name="P29"><text:s text:c="5"/><text:span text:style-name="T56">Calypso nodded. “Oh yes I want it.” She said. Taking the glass, she slung it back and drank the liquid like it was water. “Another.” She said.</text:span></text:p>
      <text:p text:style-name="P29"><text:s text:c="5"/><text:span text:style-name="T56">The bartender filled the glass. “Here you are.”</text:span></text:p>
      <text:p text:style-name="P29"><text:s text:c="5"/>“<text:span text:style-name="T56">Leave the bottle.” She said.</text:span></text:p>
      <text:p text:style-name="P29"><text:s text:c="5"/><text:span text:style-name="T56">Eugene sat down next to Calypso who had taken a seat of her own by now. Best not be standing while drinking, you never know when you’ll fall over by drinking too much.</text:span></text:p>
      <text:p text:style-name="P29"><text:s text:c="5"/>“<text:span text:style-name="T57">Enjoying yourself Lieutenant?” Eugene asked.</text:span></text:p>
      <text:p text:style-name="P29"><text:s text:c="5"/><text:span text:style-name="T57">Calypso nodded. “Yep, just trying to get into the environment.” She said taking another swig of her drink.</text:span></text:p>
      <text:p text:style-name="P29"><text:s text:c="5"/>“<text:span text:style-name="T57">I see.” Eugene said.</text:span></text:p>
      <text:p text:style-name="P29"><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9"><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9"><text:s text:c="5"/><text:span text:style-name="T58">The bartender looked to Eugene and smiled. “What will it be?”</text:span></text:p>
      <text:p text:style-name="P29"><text:s text:c="5"/>“<text:span text:style-name="T58">What do you have on draft?” Eugene asked.</text:span></text:p>
      <text:p text:style-name="P29"><text:s text:c="5"/>“<text:span text:style-name="T58">Say no more.” The bartender said. “I know exactly what you need.”</text:span></text:p>
      <text:p text:style-name="P29"><text:s text:c="5"/><text:span text:style-name="T58">He returned with a pint of beer. Eugene accepted the beer and smiled. “Put it on her tab.” He said.</text:span></text:p>
      <text:p text:style-name="P29"><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9"><text:s text:c="5"/>“<text:span text:style-name="T58">So, you are missing a certain customer.” Eugene said.</text:span></text:p>
      <text:p text:style-name="P29"><text:s text:c="5"/><text:span text:style-name="T58">The bartender shook his head. “Not a customer, an employee.” He said. “She was supposed to be here twenty minutes ago to go onstage. She sings.”</text:span></text:p>
      <text:p text:style-name="P29"><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9"><text:s text:c="5"/><text:span text:style-name="T59">Calypso downed another glass of Hypnotic. “So barkeep, you got anything else you want to part with?” She asked. “You know, information wise?”</text:span></text:p>
      <text:p text:style-name="P29"><text:s text:c="5"/><text:span text:style-name="T59">The bartender looked at her and then at Eugene. “Well there is one more piece of information that I should tell you about. But it will cost you.”</text:span></text:p>
      <text:p text:style-name="P29"><text:s text:c="5"/>“<text:span text:style-name="T59">What’s that?” Calypso asked.</text:span></text:p>
      <text:p text:style-name="P29"><text:s text:c="5"/><text:span text:style-name="T59">Pointing to the top shelf, the bartender smiled. “That whiskey bottle up there. Been around for a good twenty-five years. I’ve been waiting for a good reason to open it. I think tonight fits that reason.”</text:span></text:p>
      <text:p text:style-name="P29"><text:s text:c="5"/><text:span text:style-name="T59">Calypso nodded. “How much?”</text:span></text:p>
      <text:p text:style-name="P29"><text:soft-page-break/><text:s text:c="5"/><text:span text:style-name="T59">The bartender smiled. “Twenty-Five credits.” He said. “Normally I’d charge more but we’re friends here right?”</text:span></text:p>
      <text:p text:style-name="P29"><text:s text:c="5"/><text:span text:style-name="T59">Calypso smiled. “Of course we are.” She responded. “We’re all one big happy family.”</text:span></text:p>
      <text:p text:style-name="P29"><text:s text:c="5"/><text:span text:style-name="T59">The bartender fetched the bottle as Calypso placed twenty-five credits down on the bar. “Here you are my good man, now open the bottle.”</text:span></text:p>
      <text:p text:style-name="P29"><text:s text:c="5"/><text:span text:style-name="T59">It was a bottle of Gentleman Jack, one of the best whiskeys arou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5</meta:editing-cycles>
    <meta:generator>LibreOffice/7.4.1.2$Windows_X86_64 LibreOffice_project/3c58a8f3a960df8bc8fd77b461821e42c061c5f0</meta:generator>
    <dc:date>2022-10-13T22:04:13.884000000</dc:date>
    <meta:editing-duration>PT2H44M3S</meta:editing-duration>
    <meta:document-statistic meta:table-count="0" meta:image-count="0" meta:object-count="0" meta:page-count="24" meta:paragraph-count="205" meta:word-count="6581" meta:character-count="36594" meta:non-whitespace-character-count="29220"/>
  </office:meta>
</office:document-meta>
</file>